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solid" draw:fill-color="#cccccc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245cm" draw:marker-end-width="0.245cm" draw:fill="solid" draw:fill-color="#cccccc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svg:stroke-color="#000000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5cm"/>
    </style:style>
    <style:style style:name="gr7" style:family="graphic" style:parent-style-name="standard">
      <style:graphic-properties svg:stroke-width="0.03cm" svg:stroke-color="#000000" draw:marker-start-width="0.245cm" draw:marker-end="Arrow" draw:marker-end-width="0.345cm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fo:min-height="0.3cm"/>
    </style:style>
    <style:style style:name="gr9" style:family="graphic" style:parent-style-name="standard">
      <style:graphic-properties draw:stroke="none" svg:stroke-color="#000000" draw:fill="none" draw:fill-color="#ffffff" fo:min-height="1.5cm"/>
    </style:style>
    <style:style style:name="gr10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  <style:text-properties fo:font-family="'DejaVu Sans'" style:font-style-name="Book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DejaVu Sans'" style:font-style-name="Book" style:font-family-generic="swiss" style:font-pitch="variable" fo:font-size="14pt" style:font-size-asian="14pt" style:font-size-complex="14pt"/>
    </style:style>
    <style:style style:name="P4" style:family="paragraph">
      <style:text-properties fo:font-family="'DejaVu Sans'" style:font-family-generic="swiss" style:font-pitch="variable" fo:font-size="13pt" style:font-size-asian="13pt" style:font-size-complex="13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family="'DejaVu Sans'" style:font-family-generic="swiss" style:font-pitch="variable" fo:font-size="13pt" style:font-size-asian="13pt" style:font-size-complex="13pt"/>
    </style:style>
    <style:style style:name="P7" style:family="paragraph">
      <style:paragraph-properties fo:text-align="center"/>
      <style:text-properties fo:font-family="'DejaVu Sans'" style:font-style-name="Book" style:font-family-generic="swiss" style:font-pitch="variable" fo:font-size="15pt" style:font-size-asian="15pt" style:font-size-complex="15pt"/>
    </style:style>
    <style:style style:name="P8" style:family="paragraph">
      <style:text-properties fo:font-family="'DejaVu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family="'DejaVu Sans'" style:font-style-name="Book" style:font-family-generic="swiss" style:font-pitch="variable"/>
    </style:style>
    <style:style style:name="T2" style:family="text">
      <style:text-properties fo:font-family="'DejaVu Sans'" style:font-style-name="Book" style:font-family-generic="swiss" style:font-pitch="variable" fo:font-size="14pt" style:font-size-asian="14pt" style:font-size-complex="14pt"/>
    </style:style>
    <style:style style:name="T3" style:family="text">
      <style:text-properties fo:font-family="'DejaVu Sans'" style:font-family-generic="swiss" style:font-pitch="variable" fo:font-size="13pt" style:font-size-asian="13pt" style:font-size-complex="13pt"/>
    </style:style>
    <style:style style:name="T4" style:family="text">
      <style:text-properties fo:font-family="'DejaVu Sans'" style:font-style-name="Book" style:font-family-generic="swiss" style:font-pitch="variable" fo:font-size="15pt" style:font-size-asian="15pt" style:font-size-complex="15pt"/>
    </style:style>
    <style:style style:name="T5" style:family="text">
      <style:text-properties fo:font-family="'DejaVu Sans'" style:font-family-generic="swiss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23cm" svg:height="16.25cm" svg:x="0.05cm" svg:y="0.15cm">
          <text:p/>
          <draw:enhanced-geometry svg:viewBox="0 0 21600 21600" draw:path-stretchpoint-x="10800" draw:path-stretchpoint-y="10800" draw:text-areas="?f3 ?f4 ?f5 ?f6" draw:type="round-rectangle" draw:modifiers="703.475859441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4.25cm" svg:height="1.25cm" svg:x="6.3cm" svg:y="5.4cm">
          <text:p text:style-name="P2"><text:span text:style-name="T1">Par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25cm" svg:height="1.5cm" svg:x="0.55cm" svg:y="9.15cm">
          <text:p text:style-name="P2"><text:span text:style-name="T1">Interpr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5cm" svg:height="6.75cm" svg:x="9.55cm" svg:y="9.4cm">
          <text:p/>
          <draw:enhanced-geometry svg:viewBox="0 0 21600 21600" draw:path-stretchpoint-x="10800" draw:path-stretchpoint-y="10800" draw:text-areas="?f3 ?f4 ?f5 ?f6" draw:type="round-rectangle" draw:modifiers="1976.570218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4.25cm" svg:height="2.75cm" svg:x="23.5cm" svg:y="12.9cm">
          <text:p text:style-name="P2"><text:span text:style-name="T1">Z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4.25cm" svg:height="1.5cm" svg:x="6.3cm" svg:y="1.65cm">
          <text:p text:style-name="P2"><text:span text:style-name="T1">Editor / 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5.25cm" svg:height="1.5cm" svg:x="14.8cm" svg:y="1.65cm">
          <text:p text:style-name="P2"><text:span text:style-name="T1">Hilfe</text:span></text:p>
          <text:p text:style-name="P2"><text:span text:style-name="T1">Doku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25cm" svg:height="1.75cm" svg:x="0.55cm" svg:y="13.4cm">
          <text:p text:style-name="P2"><text:span text:style-name="T1">Laufzeit-</text:span></text:p>
          <text:p text:style-name="P2"><text:span text:style-name="T1">prü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4.8cm" svg:y1="14.275cm" svg:x2="12.2cm" svg:y2="14.275cm" draw:start-shape="id1" draw:start-glue-point="1" draw:end-shape="id2" svg:d="m4800 14275h7400">
          <text:p/>
        </draw:connector>
        <draw:connector draw:style-name="gr5" draw:text-style-name="P1" draw:layer="layout" draw:type="curve" svg:x1="2.675cm" svg:y1="10.65cm" svg:x2="2.675cm" svg:y2="13.4cm" draw:start-shape="id3" draw:end-shape="id1" svg:d="m2675 10650v2750">
          <text:p/>
        </draw:connector>
        <draw:frame draw:style-name="gr6" draw:text-style-name="P3" draw:layer="layout" svg:width="6cm" svg:height="0.831cm" svg:x="0.3cm" svg:y="0.4cm">
          <draw:text-box>
            <text:p><text:span text:style-name="T2">Worthwhile</text:span></text:p>
          </draw:text-box>
        </draw:frame>
        <draw:connector draw:style-name="gr5" draw:text-style-name="P1" draw:layer="layout" draw:type="curve" svg:x1="10.55cm" svg:y1="6.025cm" svg:x2="12.15cm" svg:y2="10.15cm" draw:start-shape="id4" draw:start-glue-point="1" draw:end-shape="id5" draw:end-glue-point="0" svg:d="m10550 6025c1067 0 1600 1375 1600 4125">
          <text:p/>
        </draw:connector>
        <draw:connector draw:style-name="gr7" draw:text-style-name="P2" draw:layer="layout" draw:type="curve" svg:x1="6.3cm" svg:y1="6.025cm" svg:x2="2.675cm" svg:y2="9.15cm" draw:start-shape="id4" draw:start-glue-point="3" draw:end-shape="id3" draw:end-glue-point="0" svg:d="m6300 6025c-2417 0-3625 1041-3625 3125">
          <text:p/>
        </draw:connector>
        <draw:connector draw:style-name="gr7" draw:text-style-name="P2" draw:layer="layout" draw:type="curve" svg:x1="6.3cm" svg:y1="6.025cm" svg:x2="6.3cm" svg:y2="2.4cm" draw:start-shape="id4" draw:start-glue-point="3" draw:end-shape="id6" draw:end-glue-point="3" svg:d="m6300 6025c-772 0-772-3625 0-3625">
          <text:p/>
        </draw:connector>
        <draw:connector draw:style-name="gr7" draw:text-style-name="P2" draw:layer="layout" draw:type="curve" svg:x1="10.55cm" svg:y1="2.4cm" svg:x2="10.55cm" svg:y2="6.025cm" draw:start-shape="id6" draw:start-glue-point="1" draw:end-shape="id4" draw:end-glue-point="1" svg:d="m10550 2400c774 0 774 3625 0 3625">
          <text:p/>
        </draw:connector>
        <draw:frame draw:style-name="gr8" draw:text-style-name="P4" draw:layer="layout" svg:width="3.95cm" svg:height="0.78cm" svg:x="8.65cm" svg:y="3.85cm">
          <draw:text-box>
            <text:p><text:span text:style-name="T3">Quelltext</text:span></text:p>
          </draw:text-box>
        </draw:frame>
        <draw:frame draw:style-name="gr9" draw:text-style-name="P4" draw:layer="layout" svg:width="4.7cm" svg:height="1.75cm" svg:x="1cm" svg:y="3.65cm">
          <draw:text-box>
            <text:p text:style-name="P5"><text:span text:style-name="T3">Fehler-</text:span></text:p>
            <text:p text:style-name="P5"><text:span text:style-name="T3">meldungen</text:span></text:p>
          </draw:text-box>
        </draw:frame>
        <draw:frame draw:style-name="gr9" draw:text-style-name="P4" draw:layer="layout" svg:width="1.75cm" svg:height="1.75cm" svg:x="2.8cm" svg:y="6.9cm">
          <draw:text-box>
            <text:p text:style-name="P5"><text:span text:style-name="T3">AST</text:span></text:p>
          </draw:text-box>
        </draw:frame>
        <draw:frame draw:style-name="gr9" draw:text-style-name="P4" draw:layer="layout" svg:width="3.95cm" svg:height="1.75cm" svg:x="2.6cm" svg:y="11.4cm">
          <draw:text-box>
            <text:p><text:span text:style-name="T3">Programm-</text:span></text:p>
            <text:p><text:span text:style-name="T3">zustand</text:span></text:p>
          </draw:text-box>
        </draw:frame>
        <draw:frame draw:style-name="gr10" draw:text-style-name="P6" draw:layer="layout" svg:width="1.75cm" svg:height="0.78cm" svg:x="10.3cm" svg:y="7.65cm">
          <draw:text-box>
            <text:p text:style-name="P5"><text:span text:style-name="T3">AST</text:span></text:p>
          </draw:text-box>
        </draw:frame>
        <draw:connector draw:style-name="gr7" draw:text-style-name="P2" draw:layer="layout" draw:type="curve" draw:line-skew="0.603cm" svg:x1="14.325cm" svg:y1="15.15cm" svg:x2="25.625cm" svg:y2="15.65cm" draw:start-shape="id2" draw:start-glue-point="2" draw:end-shape="id7" svg:d="m14325 15150c0 2427 11300 2177 11300 500">
          <text:p/>
        </draw:connector>
        <draw:connector draw:style-name="gr7" draw:text-style-name="P2" draw:layer="layout" draw:type="curve" svg:x1="23.5cm" svg:y1="14.275cm" svg:x2="16.45cm" svg:y2="14.275cm" draw:start-shape="id7" draw:start-glue-point="3" draw:end-shape="id2" draw:end-glue-point="1" svg:d="m23500 14275h-7050">
          <text:p/>
        </draw:connector>
        <draw:frame draw:style-name="gr9" draw:text-style-name="P4" draw:layer="layout" svg:width="3.95cm" svg:height="1.75cm" svg:x="5.05cm" svg:y="12.9cm">
          <draw:text-box>
            <text:p><text:span text:style-name="T3">Programm-</text:span></text:p>
            <text:p><text:span text:style-name="T3">zustand</text:span></text:p>
          </draw:text-box>
        </draw:frame>
        <draw:custom-shape draw:style-name="gr2" draw:text-style-name="P7" xml:id="id5" draw:id="id5" draw:layer="layout" svg:width="3.8cm" svg:height="2cm" svg:x="10.25cm" svg:y="10.15cm">
          <text:p text:style-name="P2"><text:span text:style-name="T4">Generator für</text:span></text:p>
          <text:p text:style-name="P2"><text:span text:style-name="T4">Beweisver-</text:span></text:p>
          <text:p text:style-name="P2"><text:span text:style-name="T4">pflichtun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25cm" svg:height="1.75cm" svg:x="12.2cm" svg:y="13.4cm">
          <text:p text:style-name="P2"><text:span text:style-name="T1">SMTLIB-</text:span></text:p>
          <text:p text:style-name="P2"><text:span text:style-name="T1">Überset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5.2cm" svg:height="1.75cm" svg:x="19.1cm" svg:y="12.95cm">
          <draw:text-box>
            <text:p><text:span text:style-name="T3">Beweisresultat, </text:span></text:p>
            <text:p><text:span text:style-name="T3">evtl. Modell</text:span></text:p>
          </draw:text-box>
        </draw:frame>
        <draw:connector draw:style-name="gr7" draw:text-style-name="P2" draw:layer="layout" draw:type="curve" svg:x1="10.55cm" svg:y1="2.4cm" svg:x2="14.8cm" svg:y2="2.4cm" draw:start-shape="id6" draw:start-glue-point="1" draw:end-shape="id8" draw:end-glue-point="3" svg:d="m10550 2400h4250">
          <text:p/>
        </draw:connector>
        <draw:frame draw:style-name="gr10" draw:text-style-name="P4" draw:layer="layout" svg:width="1.95cm" svg:height="0.78cm" svg:x="11.6cm" svg:y="1.65cm">
          <draw:text-box>
            <text:p><text:span text:style-name="T3">Aufruf</text:span></text:p>
          </draw:text-box>
        </draw:frame>
        <draw:frame draw:style-name="gr9" draw:text-style-name="P4" draw:layer="layout" svg:width="5.2cm" svg:height="1.75cm" svg:x="17.35cm" svg:y="17cm">
          <draw:text-box>
            <text:p><text:span text:style-name="T3">Beweisspezifikation</text:span></text:p>
          </draw:text-box>
        </draw:frame>
        <draw:frame draw:style-name="gr10" draw:text-style-name="P8" draw:layer="layout" svg:width="5.7cm" svg:height="1.309cm" svg:x="9.65cm" svg:y="14.75cm">
          <draw:text-box>
            <text:p><text:span text:style-name="T5">Beweiser-</text:span></text:p>
            <text:p><text:span text:style-name="T5">schnittstelle</text:span></text:p>
          </draw:text-box>
        </draw:frame>
        <draw:frame draw:style-name="gr10" draw:text-style-name="P6" draw:layer="layout" svg:width="3.75cm" svg:height="1.309cm" svg:x="8.55cm" svg:y="12.091cm">
          <draw:text-box>
            <text:p text:style-name="P5"><text:span text:style-name="T3">Beweis-</text:span></text:p>
            <text:p text:style-name="P5"><text:span text:style-name="T3">verpfl.</text:span></text:p>
          </draw:text-box>
        </draw:frame>
        <draw:connector draw:style-name="gr5" draw:text-style-name="P1" draw:layer="layout" draw:type="curve" svg:x1="12.15cm" svg:y1="12.15cm" svg:x2="14.325cm" svg:y2="13.4cm" draw:start-shape="id5" draw:start-glue-point="2" draw:end-shape="id2" draw:end-glue-point="0" svg:d="m12150 12150c0 939 2175 314 2175 1250">
          <text:p/>
        </draw:connector>
        <draw:custom-shape draw:style-name="gr2" draw:text-style-name="P7" xml:id="id9" draw:id="id9" draw:layer="layout" svg:width="3.8cm" svg:height="2cm" svg:x="14.5cm" svg:y="10.15cm">
          <text:p text:style-name="P2"><text:span text:style-name="T4">Modell-</text:span></text:p>
          <text:p text:style-name="P2"><text:span text:style-name="T4">überset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4.325cm" svg:y1="13.4cm" svg:x2="16.4cm" svg:y2="12.15cm" draw:start-shape="id2" draw:end-shape="id9" draw:end-glue-point="2" svg:d="m14325 13400c0-936 2075-311 2075-1250">
          <text:p/>
        </draw:connector>
        <draw:connector draw:style-name="gr5" draw:text-style-name="P1" draw:layer="layout" draw:type="curve" svg:x1="16.4cm" svg:y1="10.15cm" svg:x2="10.55cm" svg:y2="6.025cm" draw:start-shape="id9" draw:start-glue-point="0" draw:end-shape="id4" draw:end-glue-point="1" svg:d="m16400 10150c0-2750-1950-4125-5850-4125">
          <text:p/>
        </draw:connector>
        <draw:frame draw:style-name="gr10" draw:text-style-name="P6" draw:layer="layout" svg:width="2cm" svg:height="0.78cm" svg:x="15.3cm" svg:y="6.9cm">
          <draw:text-box>
            <text:p text:style-name="P5"><text:span text:style-name="T3">Modell</text:span></text:p>
          </draw:text-box>
        </draw:frame>
        <draw:frame draw:style-name="gr10" draw:text-style-name="P6" draw:layer="layout" svg:width="2cm" svg:height="0.78cm" svg:x="15.05cm" svg:y="12.62cm">
          <draw:text-box>
            <text:p text:style-name="P5"><text:span text:style-name="T3">Modell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6T19:20:48</meta:creation-date>
    <dc:date>2011-11-20T17:36:40</dc:date>
    <meta:editing-duration>PT1H6M57S</meta:editing-duration>
    <meta:editing-cycles>61</meta:editing-cycles>
    <meta:generator>LibreOffice/3.4$Unix LibreOffice_project/340m1$Build-1206</meta:generator>
    <meta:document-statistic meta:object-count="37"/>
  </office:meta>
</office:document-meta>
</file>